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06985355" text:style-name="L1">
        <text:list-item>
          <text:p text:style-name="P1">RJ IGVC 2010</text:p>
          <text:list>
            <text:list-item>
              <text:p text:style-name="P1">Abstract</text:p>
              <text:list>
                <text:list-item>
                  <text:p text:style-name="P1">new base</text:p>
                </text:list-item>
                <text:list-item>
                  <text:p text:style-name="P1">new sensors</text:p>
                </text:list-item>
                <text:list-item>
                  <text:p text:style-name="P1">new driver architecture / modularity</text:p>
                </text:list-item>
              </text:list>
            </text:list-item>
            <text:list-item>
              <text:p text:style-name="P1">Hardware</text:p>
              <text:list>
                <text:list-item>
                  <text:p text:style-name="P1">Decision for 4wd</text:p>
                </text:list-item>
                <text:list-item>
                  <text:p text:style-name="P1">new base features</text:p>
                  <text:list>
                    <text:list-item>
                      <text:p text:style-name="P1">water proof</text:p>
                    </text:list-item>
                    <text:list-item>
                      <text:p text:style-name="P1">ramp</text:p>
                    </text:list-item>
                  </text:list>
                </text:list-item>
              </text:list>
            </text:list-item>
            <text:list-item>
              <text:p text:style-name="P1">Software</text:p>
              <text:list>
                <text:list-item>
                  <text:p text:style-name="P1">Overall Architecture</text:p>
                </text:list-item>
                <text:list-item>
                  <text:p text:style-name="P1">Driver Modularity</text:p>
                  <text:list>
                    <text:list-item>
                      <text:p text:style-name="P1">Driver architecture makes it simpler to add new drivers</text:p>
                    </text:list-item>
                  </text:list>
                </text:list-item>
                <text:list-item>
                  <text:p text:style-name="P1">Vision</text:p>
                  <text:list>
                    <text:list-item>
                      <text:p text:style-name="P1">obstacle recognition</text:p>
                    </text:list-item>
                  </text:list>
                </text:list-item>
                <text:list-item>
                  <text:p text:style-name="P1">Mapmaking</text:p>
                </text:list-item>
                <text:list-item>
                  <text:p text:style-name="P1">LIDAR Input</text:p>
                </text:list-item>
              </text:list>
            </text:list-item>
            <text:list-item>
              <text:p text:style-name="P1">Electronics</text:p>
              <text:list>
                <text:list-item>
                  <text:p text:style-name="P1">Laptop</text:p>
                </text:list-item>
                <text:list-item>
                  <text:p text:style-name="P1">MCU</text:p>
                  <text:list>
                    <text:list-item>
                      <text:p text:style-name="P1">Arduino</text:p>
                    </text:list-item>
                  </text:list>
                </text:list-item>
                <text:list-item>
                  <text:p text:style-name="P1">Sensors</text:p>
                  <text:list>
                    <text:list-item>
                      <text:p text:style-name="P1">quadrature wheel encoder</text:p>
                    </text:list-item>
                    <text:list-item>
                      <text:p text:style-name="P1">LIDAR</text:p>
                    </text:list-item>
                    <text:list-item>
                      <text:p text:style-name="P1">Camera</text:p>
                    </text:list-item>
                  </text:list>
                </text:list-item>
              </text:list>
            </text:list-item>
            <text:list-item>
              <text:p text:style-name="P1">Predicted Performance</text:p>
              <text:list>
                <text:list-item>
                  <text:p text:style-name="P1">Barrels</text:p>
                </text:list-item>
                <text:list-item>
                  <text:p text:style-name="P1">Switchbacks</text:p>
                </text:list-item>
                <text:list-item>
                  <text:p text:style-name="P1">Ramps</text:p>
                </text:list-item>
              </text:list>
            </text:list-item>
            <text:list-item>
              <text:p text:style-name="P1">Appendixes</text:p>
              <text:list>
                <text:list-item>
                  <text:p text:style-name="P1">BOM / Cost overview</text:p>
                </text:list-item>
                <text:list-item>
                  <text:p text:style-name="P1">Images</text:p>
                </text:list-item>
              </text:list>
            </text:list-item>
          </text:list>
        </text:list-item>
      </text:list>
      <text:p text:style-name="Standard"/>
      <text:p text:style-name="P2">Abstract</text:p>
      <text:p text:style-name="Standard"/>
      <text:p text:style-name="Standard">For the 2010 IGVC team competition, the Georgia Tech Robojackets IGVC team has designed a new mechanical base with new sensors, and made major changes to the software architecture. Moving to a for wheel drive vehicle should improve stability on the ramp, while still providing sufficient maneuverability in the rest of the course. The addition of a LIDAR system should improve out ability to detect obstacles and ramps. A new modular driver architecture decreases code complexity and improves code reuse, making it easier and faster to add software support for new electronic hardware.</text:p>
      <text:p text:style-name="Standard"/>
      <text:p text:style-name="Standard">Overall Design</text:p>
      <text:p text:style-name="Standard"/>
      <text:p text:style-name="Standard">Mechanical</text:p>
      <text:p text:style-name="Standard"/>
      <text:p text:style-name="Standard">Electrical</text:p>
      <text:p text:style-name="Standard"/>
      <text:p text:style-name="Standard">Software</text:p>
      <text:p text:style-name="Standard"/>
      <text:p text:style-name="Standard">Predicted Performance</text:p>
      <text:p text:style-name="Standard"/>
      <text:p text:style-name="Standard">BOM over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b Schloss</meta:initial-creator>
    <meta:creation-date>2010-05-09T15:10:33</meta:creation-date>
    <dc:date>2010-05-09T16:01:01</dc:date>
    <dc:creator>Jacob Schloss</dc:creator>
    <meta:editing-duration>PT00H33M54S</meta:editing-duration>
    <meta:editing-cycles>21</meta:editing-cycles>
    <meta:generator>OpenOffice.org/3.2$Unix OpenOffice.org_project/320m12$Build-9483</meta:generator>
    <meta:document-statistic meta:table-count="0" meta:image-count="0" meta:object-count="0" meta:page-count="2" meta:paragraph-count="41" meta:word-count="200" meta:character-count="1126"/>
  </office:meta>
</office:document-meta>
</file>